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DejaVu Sans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6" table:default-cell-style-name="ce9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&lt;program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5" table:number-rows-spanned="1">
            <text:p>&lt;declaracoes&gt; main &lt;blocoComandos&gt; EOF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&lt;declaraco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&lt;tipo&gt; &lt;listaIds&gt; ; &lt;declaracoes&gt;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final &lt;listaAtrib&gt; ; &lt;declaracoes&gt;</text:p>
          </table:table-cell>
          <table:covered-table-cell/>
          <table:covered-table-cell table:number-columns-repeated="2" table:style-name="ce9"/>
          <table:table-cell table:style-name="ce8" office:value-type="string" calcext:value-type="string">
            <text:p>λ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tipo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8"/>
          <table:table-cell table:style-name="ce1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&lt;listaIds&gt;</text:p>
          </table:table-cell>
          <table:table-cell table:style-name="ce6" office:value-type="string" calcext:value-type="string">
            <text:p>→</text:p>
          </table:table-cell>
          <table:table-cell table:style-name="ce10" office:value-type="string" calcext:value-type="string" table:number-columns-spanned="4" table:number-rows-spanned="1">
            <text:p>ID &lt;atribOuArray&gt; &lt;listaIdsInterna&gt;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&lt;listaIdsIntern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5" table:number-rows-spanned="1">
            <text:p><text:span text:style-name="T1">, ID &lt;atribOuArray&gt; &lt;listaIdsInterna&gt;</text:span></text:p>
          </table:table-cell>
          <table:covered-table-cell table:style-name="ce1"/>
          <table:covered-table-cell table:style-name="Default"/>
          <table:covered-table-cell table:number-columns-repeated="2" table:style-name="ce1"/>
          <table:table-cell table:style-name="ce8" office:value-type="string" calcext:value-type="string">
            <text:p>λ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spanned="2" table:number-rows-spanned="1"/>
          <table:covered-table-cell table:style-name="ce8"/>
          <table:table-cell/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&lt;atribuica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:= &lt;literal&gt;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&lt;arrayConst&gt;</text:p>
          </table:table-cell>
          <table:table-cell office:value-type="string" calcext:value-type="string">
            <text:p>→</text:p>
          </table:table-cell>
          <table:table-cell table:style-name="ce1" office:value-type="string" calcext:value-type="string">
            <text:p>[ CONST ]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&lt;atribOuArray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&lt;atribuicao&gt;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&lt;arrayConst&gt;</text:p>
          </table:table-cell>
          <table:covered-table-cell table:style-name="ce1"/>
          <table:table-cell table:style-name="ce1" office:value-type="string" calcext:value-type="string">
            <text:p>λ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&lt;listaAtrib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ID = &lt;literal&gt; &lt;listaAtribInterna&gt;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&lt;listaAtribIntern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, &lt;listaAtrib&gt;</text:p>
          </table:table-cell>
          <table:covered-table-cell/>
          <table:table-cell office:value-type="string" calcext:value-type="string">
            <text:p>λ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literal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- CONST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blocoComando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{ &lt;listaComandos&gt; }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&lt;listaComando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&lt;comandoTerminado&gt; &lt;listaComandos&gt;</text:p>
          </table:table-cell>
          <table:covered-table-cell table:number-columns-repeated="3"/>
          <table:table-cell office:value-type="string" calcext:value-type="string">
            <text:p>λ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comandoSimpl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ID &lt;arrayExpr&gt; := &lt;expressao&gt;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&lt;comandoSimpl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readln ( ID &lt;arrayExpr&gt; 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&lt;comandoSimpl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write ( &lt;listaExpressoes&gt; 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&lt;comandoSimpl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writeln ( &lt;listaExpressoes&gt; 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comandoFor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10" table:number-rows-spanned="1">
            <text:p>for ( &lt;listaComandoSimples&gt; ; &lt;espressao&gt; ; &lt;listaComandoSimples&gt; ) &lt;comandoOuBloco&gt;</text:p>
          </table:table-cell>
          <table:covered-table-cell table:number-columns-repeated="2"/>
          <table:covered-table-cell table:style-name="ce8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listaComandoSimples&gt;</text:p>
          </table:table-cell>
          <table:table-cell table:style-name="ce6" office:value-type="string" calcext:value-type="string">
            <text:p>→</text:p>
          </table:table-cell>
          <table:table-cell table:style-name="ce11" office:value-type="string" calcext:value-type="string" table:number-columns-spanned="5" table:number-rows-spanned="1">
            <text:p>&lt;comandoSimples&gt; &lt;listaCmdSimplesInterno&gt;</text:p>
          </table:table-cell>
          <table:covered-table-cell table:number-columns-repeated="3"/>
          <table:covered-table-cell table:style-name="ce1"/>
          <table:table-cell table:style-name="ce1" office:value-type="string" calcext:value-type="string">
            <text:p>λ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listaCmdSimplesIntern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5" table:number-rows-spanned="1">
            <text:p>, &lt;comandoSimples&gt; &lt;listaCmdSimplesInterno&gt;</text:p>
          </table:table-cell>
          <table:covered-table-cell table:number-columns-repeated="2"/>
          <table:covered-table-cell table:number-columns-repeated="2" table:style-name="ce1"/>
          <table:table-cell table:style-name="ce1" office:value-type="string" calcext:value-type="string">
            <text:p>λ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comandoIf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7" table:number-rows-spanned="1">
            <text:p>if ( &lt;expressao&gt; ) then &lt;comandoOuBloco&gt; &lt;comandoElse&gt;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&lt;comandoElse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else &lt;comandoOuBloco&gt;</text:p>
          </table:table-cell>
          <table:covered-table-cell table:number-columns-repeated="2"/>
          <table:table-cell office:value-type="string" calcext:value-type="string">
            <text:p>λ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1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&lt;comandoOuBloc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&lt;comandoTerminado&gt;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&lt;blocoComandos&gt;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comandoTerminado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;</text:p>
          </table:table-cell>
          <table:table-cell table:style-name="ce8" office:value-type="string" calcext:value-type="string" table:number-columns-spanned="3" table:number-rows-spanned="1">
            <text:p>&lt;comandoSimples&gt; ;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&lt;comandoFor&gt;</text:p>
          </table:table-cell>
          <table:covered-table-cell/>
          <table:table-cell table:style-name="ce8" office:value-type="string" calcext:value-type="string" table:number-columns-spanned="2" table:number-rows-spanned="1">
            <text:p>&lt;comandoIf&gt;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expressa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&lt;cmpLogica&gt;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parentes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( &lt;expressao&gt; )</text:p>
          </table:table-cell>
          <table:covered-table-cell/>
          <table:table-cell table:style-name="ce8" office:value-type="string" calcext:value-type="string" table:number-columns-spanned="2" table:number-rows-spanned="1">
            <text:p>ID &lt;arrayExpr&gt;</text:p>
          </table:table-cell>
          <table:covered-table-cell/>
          <table:table-cell table:style-name="ce8" office:value-type="string" calcext:value-type="string" table:number-columns-spanned="2" table:number-rows-spanned="1">
            <text:p>&lt;literal&gt;</text:p>
          </table:table-cell>
          <table:covered-table-cell/>
          <table:table-cell table:number-columns-repeated="1016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negaca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not &lt;negacao&gt;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&lt;parenteses&gt;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&lt;multiplic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&lt;negacao&gt; &lt;multiplicaRHS&gt;</text:p>
          </table:table-cell>
          <table:covered-table-cell table:style-name="ce1"/>
          <table:covered-table-cell/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&lt;multiplicaRH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&lt;opMul&gt; &lt;multiplica&gt;</text:p>
          </table:table-cell>
          <table:covered-table-cell table:number-columns-repeated="2" table:style-name="ce1"/>
          <table:table-cell table:style-name="ce1" office:value-type="string" calcext:value-type="string">
            <text:p>λ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&lt;som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&lt;multiplica&gt; &lt;somaRHS&gt;</text:p>
          </table:table-cell>
          <table:covered-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&lt;somaRH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&lt;opSoma&gt; &lt;soma&gt;</text:p>
          </table:table-cell>
          <table:covered-table-cell table:style-name="ce1"/>
          <table:table-cell table:style-name="ce1" office:value-type="string" calcext:value-type="string">
            <text:p>λ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&lt;cmpLogic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<text:span text:style-name="T1">&lt;soma&gt; &lt;cmpLogicaRHS&gt;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&lt;cmpLogicaRH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&lt;opCmp&gt; &lt;soma&gt;</text:p>
          </table:table-cell>
          <table:covered-table-cell table:style-name="ce1"/>
          <table:table-cell office:value-type="string" calcext:value-type="string">
            <text:p>λ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opMul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opSoma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opCmp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lt;=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listaExpresso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&lt;expressao&gt; &lt;listaExprInterna&gt;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&lt;listaExprIntern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, &lt;expressao&gt; &lt;listaExprInterna&gt;</text:p>
          </table:table-cell>
          <table:covered-table-cell table:style-name="ce1"/>
          <table:covered-table-cell table:number-columns-repeated="2"/>
          <table:table-cell office:value-type="string" calcext:value-type="string">
            <text:p>λ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arrayExpr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[ &lt;expressao&gt; ]</text:p>
          </table:table-cell>
          <table:covered-table-cell table:style-name="ce1"/>
          <table:table-cell office:value-type="string" calcext:value-type="string">
            <text:p>λ</text:p>
          </table:table-cell>
          <table:table-cell table:number-columns-repeated="1019"/>
        </table:table-row>
        <table:table-row table:style-name="ro3" table:number-rows-repeated="3">
          <table:table-cell table:style-name="Default" table:number-columns-repeated="1024"/>
        </table:table-row>
        <table:table-row table:style-name="ro1" table:number-rows-repeated="11">
          <table:table-cell/>
          <table:table-cell table:style-name="ce6"/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00:37:52.987238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5:06:06.149461176</meta:creation-date>
    <dc:date>2021-03-16T00:41:56.346192452</dc:date>
    <meta:editing-duration>PT3H35M32S</meta:editing-duration>
    <meta:editing-cycles>32</meta:editing-cycles>
    <meta:generator>LibreOffice/7.1.1.2$Linux_X86_64 LibreOffice_project/10$Build-2</meta:generator>
    <meta:document-statistic meta:table-count="1" meta:cell-count="152" meta:object-count="0"/>
  </office:meta>
</office:document-meta>
</file>